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6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2.94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5116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office:value-type="string">
            <text:p>Mnoznik</text:p>
          </table:table-cell>
          <table:table-cell office:value-type="string">
            <text:p>granica</text:p>
          </table:table-cell>
          <table:table-cell office:value-type="string">
            <text:p>MaxCF</text:p>
          </table:table-cell>
          <table:table-cell office:value-type="string">
            <text:p>MinCF</text:p>
          </table:table-cell>
          <table:table-cell office:value-type="string">
            <text:p>MaxWol</text:p>
          </table:table-cell>
          <table:table-cell office:value-type="string">
            <text:p>SrWol</text:p>
          </table:table-cell>
          <table:table-cell office:value-type="string">
            <text:p>MaxPotrzeba</text:p>
          </table:table-cell>
          <table:table-cell office:value-type="string">
            <text:p>Wydajnosc</text:p>
          </table:table-cell>
        </table:table-row>
        <table:table-row table:style-name="ro2">
          <table:table-cell office:value-type="string">
            <text:p>1.2</text:p>
          </table:table-cell>
          <table:table-cell office:value-type="float" office:value="4">
            <text:p>4</text:p>
          </table:table-cell>
          <table:table-cell office:value-type="string">
            <text:p>206.8784</text:p>
          </table:table-cell>
          <table:table-cell office:value-type="string">
            <text:p>-76.7232</text:p>
          </table:table-cell>
          <table:table-cell office:value-type="string">
            <text:p>96.664</text:p>
          </table:table-cell>
          <table:table-cell office:value-type="string">
            <text:p>60.8339555556</text:p>
          </table:table-cell>
          <table:table-cell office:value-type="string">
            <text:p>-76.7232</text:p>
          </table:table-cell>
          <table:table-cell office:value-type="string">
            <text:p>2.69642559226</text:p>
          </table:table-cell>
        </table:table-row>
        <table:table-row table:style-name="ro2">
          <table:table-cell office:value-type="string">
            <text:p>1.2</text:p>
          </table:table-cell>
          <table:table-cell office:value-type="float" office:value="7">
            <text:p>7</text:p>
          </table:table-cell>
          <table:table-cell office:value-type="string">
            <text:p>230.4741504</text:p>
          </table:table-cell>
          <table:table-cell office:value-type="string">
            <text:p>-87.1648</text:p>
          </table:table-cell>
          <table:table-cell office:value-type="string">
            <text:p>106.14976</text:p>
          </table:table-cell>
          <table:table-cell office:value-type="string">
            <text:p>68.2401720889</text:p>
          </table:table-cell>
          <table:table-cell office:value-type="string">
            <text:p>-87.1648</text:p>
          </table:table-cell>
          <table:table-cell office:value-type="string">
            <text:p>2.64411953449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4">
            <text:p>4</text:p>
          </table:table-cell>
          <table:table-cell office:value-type="string">
            <text:p>168.7226</text:p>
          </table:table-cell>
          <table:table-cell office:value-type="string">
            <text:p>-68.4</text:p>
          </table:table-cell>
          <table:table-cell office:value-type="string">
            <text:p>67.327</text:p>
          </table:table-cell>
          <table:table-cell office:value-type="string">
            <text:p>46.4840888889</text:p>
          </table:table-cell>
          <table:table-cell office:value-type="string">
            <text:p>-68.4</text:p>
          </table:table-cell>
          <table:table-cell office:value-type="string">
            <text:p>2.46670467836</text:p>
          </table:table-cell>
        </table:table-row>
        <table:table-row table:style-name="ro2">
          <table:table-cell office:value-type="string">
            <text:p>1.5</text:p>
          </table:table-cell>
          <table:table-cell office:value-type="float" office:value="7">
            <text:p>7</text:p>
          </table:table-cell>
          <table:table-cell office:value-type="string">
            <text:p>413.503125</text:p>
          </table:table-cell>
          <table:table-cell office:value-type="string">
            <text:p>-169.16875</text:p>
          </table:table-cell>
          <table:table-cell office:value-type="string">
            <text:p>197.578125</text:p>
          </table:table-cell>
          <table:table-cell office:value-type="string">
            <text:p>110.289930556</text:p>
          </table:table-cell>
          <table:table-cell office:value-type="string">
            <text:p>-169.16875</text:p>
          </table:table-cell>
          <table:table-cell office:value-type="string">
            <text:p>2.44432334577</text:p>
          </table:table-cell>
        </table:table-row>
        <table:table-row table:style-name="ro2">
          <table:table-cell office:value-type="string">
            <text:p>1.2</text:p>
          </table:table-cell>
          <table:table-cell office:value-type="float" office:value="5">
            <text:p>5</text:p>
          </table:table-cell>
          <table:table-cell office:value-type="string">
            <text:p>208.2256</text:p>
          </table:table-cell>
          <table:table-cell office:value-type="string">
            <text:p>-87.1648</text:p>
          </table:table-cell>
          <table:table-cell office:value-type="string">
            <text:p>98.6848</text:p>
          </table:table-cell>
          <table:table-cell office:value-type="string">
            <text:p>64.0135466667</text:p>
          </table:table-cell>
          <table:table-cell office:value-type="string">
            <text:p>-87.1648</text:p>
          </table:table-cell>
          <table:table-cell office:value-type="string">
            <text:p>2.38887257241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5">
            <text:p>5</text:p>
          </table:table-cell>
          <table:table-cell office:value-type="string">
            <text:p>161.65594</text:p>
          </table:table-cell>
          <table:table-cell office:value-type="string">
            <text:p>-68.4</text:p>
          </table:table-cell>
          <table:table-cell office:value-type="string">
            <text:p>65.3953</text:p>
          </table:table-cell>
          <table:table-cell office:value-type="string">
            <text:p>46.2148133333</text:p>
          </table:table-cell>
          <table:table-cell office:value-type="string">
            <text:p>-68.4</text:p>
          </table:table-cell>
          <table:table-cell office:value-type="string">
            <text:p>2.36339093567</text:p>
          </table:table-cell>
        </table:table-row>
        <table:table-row table:style-name="ro2">
          <table:table-cell office:value-type="string">
            <text:p>3.3</text:p>
          </table:table-cell>
          <table:table-cell office:value-type="float" office:value="7">
            <text:p>7</text:p>
          </table:table-cell>
          <table:table-cell office:value-type="string">
            <text:p>17461.0094116</text:p>
          </table:table-cell>
          <table:table-cell office:value-type="string">
            <text:p>-7484.1997612</text:p>
          </table:table-cell>
          <table:table-cell office:value-type="string">
            <text:p>7115.155987</text:p>
          </table:table-cell>
          <table:table-cell office:value-type="string">
            <text:p>2467.37044176</text:p>
          </table:table-cell>
          <table:table-cell office:value-type="string">
            <text:p>-7484.1997612</text:p>
          </table:table-cell>
          <table:table-cell office:value-type="string">
            <text:p>2.33304962036</text:p>
          </table:table-cell>
        </table:table-row>
        <table:table-row table:style-name="ro2">
          <table:table-cell office:value-type="string">
            <text:p>1.2</text:p>
          </table:table-cell>
          <table:table-cell office:value-type="float" office:value="6">
            <text:p>6</text:p>
          </table:table-cell>
          <table:table-cell office:value-type="string">
            <text:p>200.787968</text:p>
          </table:table-cell>
          <table:table-cell office:value-type="string">
            <text:p>-87.1648</text:p>
          </table:table-cell>
          <table:table-cell office:value-type="string">
            <text:p>106.14976</text:p>
          </table:table-cell>
          <table:table-cell office:value-type="string">
            <text:p>66.3269333333</text:p>
          </table:table-cell>
          <table:table-cell office:value-type="string">
            <text:p>-87.1648</text:p>
          </table:table-cell>
          <table:table-cell office:value-type="string">
            <text:p>2.30354418297</text:p>
          </table:table-cell>
        </table:table-row>
        <table:table-row table:style-name="ro2">
          <table:table-cell office:value-type="string">
            <text:p>3.0</text:p>
          </table:table-cell>
          <table:table-cell office:value-type="float" office:value="7">
            <text:p>7</text:p>
          </table:table-cell>
          <table:table-cell office:value-type="string">
            <text:p>10260.4</text:p>
          </table:table-cell>
          <table:table-cell office:value-type="string">
            <text:p>-4525.0</text:p>
          </table:table-cell>
          <table:table-cell office:value-type="string">
            <text:p>4294.0</text:p>
          </table:table-cell>
          <table:table-cell office:value-type="string">
            <text:p>1544.88888889</text:p>
          </table:table-cell>
          <table:table-cell office:value-type="string">
            <text:p>-4525.0</text:p>
          </table:table-cell>
          <table:table-cell office:value-type="string">
            <text:p>2.26749171271</text:p>
          </table:table-cell>
        </table:table-row>
        <table:table-row table:style-name="ro2">
          <table:table-cell office:value-type="string">
            <text:p>1.8</text:p>
          </table:table-cell>
          <table:table-cell office:value-type="float" office:value="7">
            <text:p>7</text:p>
          </table:table-cell>
          <table:table-cell office:value-type="string">
            <text:p>798.0585984</text:p>
          </table:table-cell>
          <table:table-cell office:value-type="string">
            <text:p>-354.0218752</text:p>
          </table:table-cell>
          <table:table-cell office:value-type="string">
            <text:p>379.552512</text:p>
          </table:table-cell>
          <table:table-cell office:value-type="string">
            <text:p>187.445057422</text:p>
          </table:table-cell>
          <table:table-cell office:value-type="string">
            <text:p>-354.0218752</text:p>
          </table:table-cell>
          <table:table-cell office:value-type="string">
            <text:p>2.25426351959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7">
            <text:p>7</text:p>
          </table:table-cell>
          <table:table-cell office:value-type="string">
            <text:p>151.9609626</text:p>
          </table:table-cell>
          <table:table-cell office:value-type="string">
            <text:p>-68.4</text:p>
          </table:table-cell>
          <table:table-cell office:value-type="string">
            <text:p>67.16677</text:p>
          </table:table-cell>
          <table:table-cell office:value-type="string">
            <text:p>45.6372940222</text:p>
          </table:table-cell>
          <table:table-cell office:value-type="string">
            <text:p>-68.4</text:p>
          </table:table-cell>
          <table:table-cell office:value-type="string">
            <text:p>2.2216515</text:p>
          </table:table-cell>
        </table:table-row>
        <table:table-row table:style-name="ro2">
          <table:table-cell office:value-type="string">
            <text:p>2.7</text:p>
          </table:table-cell>
          <table:table-cell office:value-type="float" office:value="7">
            <text:p>7</text:p>
          </table:table-cell>
          <table:table-cell office:value-type="string">
            <text:p>5769.1589116</text:p>
          </table:table-cell>
          <table:table-cell office:value-type="string">
            <text:p>-2616.5366812</text:p>
          </table:table-cell>
          <table:table-cell office:value-type="string">
            <text:p>2485.168387</text:p>
          </table:table-cell>
          <table:table-cell office:value-type="string">
            <text:p>940.650904422</text:p>
          </table:table-cell>
          <table:table-cell office:value-type="string">
            <text:p>-2616.5366812</text:p>
          </table:table-cell>
          <table:table-cell office:value-type="string">
            <text:p>2.20488363609</text:p>
          </table:table-cell>
        </table:table-row>
        <table:table-row table:style-name="ro2">
          <table:table-cell office:value-type="string">
            <text:p>2.4</text:p>
          </table:table-cell>
          <table:table-cell office:value-type="float" office:value="7">
            <text:p>7</text:p>
          </table:table-cell>
          <table:table-cell office:value-type="string">
            <text:p>3094.6561024</text:p>
          </table:table-cell>
          <table:table-cell office:value-type="string">
            <text:p>-1435.7066368</text:p>
          </table:table-cell>
          <table:table-cell office:value-type="string">
            <text:p>1372.730368</text:p>
          </table:table-cell>
          <table:table-cell office:value-type="string">
            <text:p>557.937520356</text:p>
          </table:table-cell>
          <table:table-cell office:value-type="string">
            <text:p>-1435.7066368</text:p>
          </table:table-cell>
          <table:table-cell office:value-type="string">
            <text:p>2.15549334598</text:p>
          </table:table-cell>
        </table:table-row>
        <table:table-row table:style-name="ro2">
          <table:table-cell office:value-type="string">
            <text:p>2.1</text:p>
          </table:table-cell>
          <table:table-cell office:value-type="float" office:value="7">
            <text:p>7</text:p>
          </table:table-cell>
          <table:table-cell office:value-type="string">
            <text:p>1586.8766164</text:p>
          </table:table-cell>
          <table:table-cell office:value-type="string">
            <text:p>-740.2459948</text:p>
          </table:table-cell>
          <table:table-cell office:value-type="string">
            <text:p>721.508923</text:p>
          </table:table-cell>
          <table:table-cell office:value-type="string">
            <text:p>324.387224689</text:p>
          </table:table-cell>
          <table:table-cell office:value-type="string">
            <text:p>-740.2459948</text:p>
          </table:table-cell>
          <table:table-cell office:value-type="string">
            <text:p>2.14371523459</text:p>
          </table:table-cell>
        </table:table-row>
        <table:table-row table:style-name="ro2">
          <table:table-cell office:value-type="string">
            <text:p>1.5</text:p>
          </table:table-cell>
          <table:table-cell office:value-type="float" office:value="4">
            <text:p>4</text:p>
          </table:table-cell>
          <table:table-cell office:value-type="string">
            <text:p>262.475</text:p>
          </table:table-cell>
          <table:table-cell office:value-type="string">
            <text:p>-124.05</text:p>
          </table:table-cell>
          <table:table-cell office:value-type="string">
            <text:p>137.125</text:p>
          </table:table-cell>
          <table:table-cell office:value-type="string">
            <text:p>79.8222222222</text:p>
          </table:table-cell>
          <table:table-cell office:value-type="string">
            <text:p>-124.05</text:p>
          </table:table-cell>
          <table:table-cell office:value-type="string">
            <text:p>2.11588069327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float" office:value="6">
            <text:p>6</text:p>
          </table:table-cell>
          <table:table-cell office:value-type="string">
            <text:p>142.905566</text:p>
          </table:table-cell>
          <table:table-cell office:value-type="string">
            <text:p>-68.4</text:p>
          </table:table-cell>
          <table:table-cell office:value-type="string">
            <text:p>67.16677</text:p>
          </table:table-cell>
          <table:table-cell office:value-type="string">
            <text:p>45.7611833333</text:p>
          </table:table-cell>
          <table:table-cell office:value-type="string">
            <text:p>-68.4</text:p>
          </table:table-cell>
          <table:table-cell office:value-type="string">
            <text:p>2.08926266082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4">
            <text:p>4</text:p>
          </table:table-cell>
          <table:table-cell office:value-type="string">
            <text:p>140.6384</text:p>
          </table:table-cell>
          <table:table-cell office:value-type="string">
            <text:p>-68.4</text:p>
          </table:table-cell>
          <table:table-cell office:value-type="string">
            <text:p>63.0</text:p>
          </table:table-cell>
          <table:table-cell office:value-type="string">
            <text:p>35.9950222222</text:p>
          </table:table-cell>
          <table:table-cell office:value-type="string">
            <text:p>-68.4</text:p>
          </table:table-cell>
          <table:table-cell office:value-type="string">
            <text:p>2.05611695906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5">
            <text:p>5</text:p>
          </table:table-cell>
          <table:table-cell office:value-type="string">
            <text:p>134.51104</text:p>
          </table:table-cell>
          <table:table-cell office:value-type="string">
            <text:p>-68.4</text:p>
          </table:table-cell>
          <table:table-cell office:value-type="string">
            <text:p>63.0</text:p>
          </table:table-cell>
          <table:table-cell office:value-type="string">
            <text:p>34.66048</text:p>
          </table:table-cell>
          <table:table-cell office:value-type="string">
            <text:p>-68.4</text:p>
          </table:table-cell>
          <table:table-cell office:value-type="string">
            <text:p>1.96653567251</text:p>
          </table:table-cell>
        </table:table-row>
        <table:table-row table:style-name="ro2">
          <table:table-cell office:value-type="string">
            <text:p>1.5</text:p>
          </table:table-cell>
          <table:table-cell office:value-type="float" office:value="5">
            <text:p>5</text:p>
          </table:table-cell>
          <table:table-cell office:value-type="string">
            <text:p>283.75</text:p>
          </table:table-cell>
          <table:table-cell office:value-type="string">
            <text:p>-152.425</text:p>
          </table:table-cell>
          <table:table-cell office:value-type="string">
            <text:p>148.9375</text:p>
          </table:table-cell>
          <table:table-cell office:value-type="string">
            <text:p>90.725</text:p>
          </table:table-cell>
          <table:table-cell office:value-type="string">
            <text:p>-152.425</text:p>
          </table:table-cell>
          <table:table-cell office:value-type="string">
            <text:p>1.86157126456</text:p>
          </table:table-cell>
        </table:table-row>
        <table:table-row table:style-name="ro2">
          <table:table-cell office:value-type="string">
            <text:p>1.5</text:p>
          </table:table-cell>
          <table:table-cell office:value-type="float" office:value="6">
            <text:p>6</text:p>
          </table:table-cell>
          <table:table-cell office:value-type="string">
            <text:p>308.9</text:p>
          </table:table-cell>
          <table:table-cell office:value-type="string">
            <text:p>-169.16875</text:p>
          </table:table-cell>
          <table:table-cell office:value-type="string">
            <text:p>170.59375</text:p>
          </table:table-cell>
          <table:table-cell office:value-type="string">
            <text:p>101.002083333</text:p>
          </table:table-cell>
          <table:table-cell office:value-type="string">
            <text:p>-169.16875</text:p>
          </table:table-cell>
          <table:table-cell office:value-type="string">
            <text:p>1.82598736469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7">
            <text:p>7</text:p>
          </table:table-cell>
          <table:table-cell office:value-type="string">
            <text:p>120.6356736</text:p>
          </table:table-cell>
          <table:table-cell office:value-type="string">
            <text:p>-68.4</text:p>
          </table:table-cell>
          <table:table-cell office:value-type="string">
            <text:p>63.0</text:p>
          </table:table-cell>
          <table:table-cell office:value-type="string">
            <text:p>33.2079843556</text:p>
          </table:table-cell>
          <table:table-cell office:value-type="string">
            <text:p>-68.4</text:p>
          </table:table-cell>
          <table:table-cell office:value-type="string">
            <text:p>1.7636794386</text:p>
          </table:table-cell>
        </table:table-row>
        <table:table-row table:style-name="ro2">
          <table:table-cell office:value-type="string">
            <text:p>1.8</text:p>
          </table:table-cell>
          <table:table-cell office:value-type="float" office:value="4">
            <text:p>4</text:p>
          </table:table-cell>
          <table:table-cell office:value-type="string">
            <text:p>328.0976</text:p>
          </table:table-cell>
          <table:table-cell office:value-type="string">
            <text:p>-187.8288</text:p>
          </table:table-cell>
          <table:table-cell office:value-type="string">
            <text:p>190.816</text:p>
          </table:table-cell>
          <table:table-cell office:value-type="string">
            <text:p>104.226488889</text:p>
          </table:table-cell>
          <table:table-cell office:value-type="string">
            <text:p>-187.8288</text:p>
          </table:table-cell>
          <table:table-cell office:value-type="string">
            <text:p>1.7467906945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float" office:value="6">
            <text:p>6</text:p>
          </table:table-cell>
          <table:table-cell office:value-type="string">
            <text:p>115.495424</text:p>
          </table:table-cell>
          <table:table-cell office:value-type="string">
            <text:p>-68.4</text:p>
          </table:table-cell>
          <table:table-cell office:value-type="string">
            <text:p>63.0</text:p>
          </table:table-cell>
          <table:table-cell office:value-type="string">
            <text:p>33.6357333333</text:p>
          </table:table-cell>
          <table:table-cell office:value-type="string">
            <text:p>-68.4</text:p>
          </table:table-cell>
          <table:table-cell office:value-type="string">
            <text:p>1.68852959064</text:p>
          </table:table-cell>
        </table:table-row>
        <table:table-row table:style-name="ro2">
          <table:table-cell office:value-type="string">
            <text:p>1.8</text:p>
          </table:table-cell>
          <table:table-cell office:value-type="float" office:value="6">
            <text:p>6</text:p>
          </table:table-cell>
          <table:table-cell office:value-type="string">
            <text:p>491.264192</text:p>
          </table:table-cell>
          <table:table-cell office:value-type="string">
            <text:p>-313.601728</text:p>
          </table:table-cell>
          <table:table-cell office:value-type="string">
            <text:p>303.3744</text:p>
          </table:table-cell>
          <table:table-cell office:value-type="string">
            <text:p>157.939733333</text:p>
          </table:table-cell>
          <table:table-cell office:value-type="string">
            <text:p>-313.601728</text:p>
          </table:table-cell>
          <table:table-cell office:value-type="string">
            <text:p>1.56652259263</text:p>
          </table:table-cell>
        </table:table-row>
        <table:table-row table:style-name="ro2">
          <table:table-cell office:value-type="string">
            <text:p>2.1</text:p>
          </table:table-cell>
          <table:table-cell office:value-type="float" office:value="4">
            <text:p>4</text:p>
          </table:table-cell>
          <table:table-cell office:value-type="string">
            <text:p>403.7138</text:p>
          </table:table-cell>
          <table:table-cell office:value-type="string">
            <text:p>-270.7164</text:p>
          </table:table-cell>
          <table:table-cell office:value-type="string">
            <text:p>259.843</text:p>
          </table:table-cell>
          <table:table-cell office:value-type="string">
            <text:p>134.824355556</text:p>
          </table:table-cell>
          <table:table-cell office:value-type="string">
            <text:p>-270.7164</text:p>
          </table:table-cell>
          <table:table-cell office:value-type="string">
            <text:p>1.49127943486</text:p>
          </table:table-cell>
        </table:table-row>
        <table:table-row table:style-name="ro2">
          <table:table-cell office:value-type="string">
            <text:p>1.8</text:p>
          </table:table-cell>
          <table:table-cell office:value-type="float" office:value="5">
            <text:p>5</text:p>
          </table:table-cell>
          <table:table-cell office:value-type="string">
            <text:p>387.9376</text:p>
          </table:table-cell>
          <table:table-cell office:value-type="string">
            <text:p>-266.47296</text:p>
          </table:table-cell>
          <table:table-cell office:value-type="string">
            <text:p>239.0704</text:p>
          </table:table-cell>
          <table:table-cell office:value-type="string">
            <text:p>129.561813333</text:p>
          </table:table-cell>
          <table:table-cell office:value-type="string">
            <text:p>-266.47296</text:p>
          </table:table-cell>
          <table:table-cell office:value-type="string">
            <text:p>1.4558235102</text:p>
          </table:table-cell>
        </table:table-row>
        <table:table-row table:style-name="ro2">
          <table:table-cell office:value-type="string">
            <text:p>2.1</text:p>
          </table:table-cell>
          <table:table-cell office:value-type="float" office:value="6">
            <text:p>6</text:p>
          </table:table-cell>
          <table:table-cell office:value-type="string">
            <text:p>790.237064</text:p>
          </table:table-cell>
          <table:table-cell office:value-type="string">
            <text:p>-543.510586</text:p>
          </table:table-cell>
          <table:table-cell office:value-type="string">
            <text:p>533.88105</text:p>
          </table:table-cell>
          <table:table-cell office:value-type="string">
            <text:p>248.262983333</text:p>
          </table:table-cell>
          <table:table-cell office:value-type="string">
            <text:p>-543.510586</text:p>
          </table:table-cell>
          <table:table-cell office:value-type="string">
            <text:p>1.45394971939</text:p>
          </table:table-cell>
        </table:table-row>
        <table:table-row table:style-name="ro2">
          <table:table-cell office:value-type="string">
            <text:p>2.4</text:p>
          </table:table-cell>
          <table:table-cell office:value-type="float" office:value="6">
            <text:p>6</text:p>
          </table:table-cell>
          <table:table-cell office:value-type="string">
            <text:p>1263.610496</text:p>
          </table:table-cell>
          <table:table-cell office:value-type="string">
            <text:p>-902.618304</text:p>
          </table:table-cell>
          <table:table-cell office:value-type="string">
            <text:p>903.6672</text:p>
          </table:table-cell>
          <table:table-cell office:value-type="string">
            <text:p>386.550933333</text:p>
          </table:table-cell>
          <table:table-cell office:value-type="string">
            <text:p>-902.618304</text:p>
          </table:table-cell>
          <table:table-cell office:value-type="string">
            <text:p>1.39993892258</text:p>
          </table:table-cell>
        </table:table-row>
        <table:table-row table:style-name="ro2">
          <table:table-cell office:value-type="string">
            <text:p>2.4</text:p>
          </table:table-cell>
          <table:table-cell office:value-type="float" office:value="4">
            <text:p>4</text:p>
          </table:table-cell>
          <table:table-cell office:value-type="string">
            <text:p>497.0784</text:p>
          </table:table-cell>
          <table:table-cell office:value-type="string">
            <text:p>-375.3696</text:p>
          </table:table-cell>
          <table:table-cell office:value-type="string">
            <text:p>346.312</text:p>
          </table:table-cell>
          <table:table-cell office:value-type="string">
            <text:p>172.393422222</text:p>
          </table:table-cell>
          <table:table-cell office:value-type="string">
            <text:p>-375.3696</text:p>
          </table:table-cell>
          <table:table-cell office:value-type="string">
            <text:p>1.32423723178</text:p>
          </table:table-cell>
        </table:table-row>
        <table:table-row table:style-name="ro2">
          <table:table-cell office:value-type="string">
            <text:p>2.7</text:p>
          </table:table-cell>
          <table:table-cell office:value-type="float" office:value="6">
            <text:p>6</text:p>
          </table:table-cell>
          <table:table-cell office:value-type="string">
            <text:p>1987.061168</text:p>
          </table:table-cell>
          <table:table-cell office:value-type="string">
            <text:p>-1533.759312</text:p>
          </table:table-cell>
          <table:table-cell office:value-type="string">
            <text:p>1469.31135</text:p>
          </table:table-cell>
          <table:table-cell office:value-type="string">
            <text:p>591.324683333</text:p>
          </table:table-cell>
          <table:table-cell office:value-type="string">
            <text:p>-1533.759312</text:p>
          </table:table-cell>
          <table:table-cell office:value-type="string">
            <text:p>1.29554953796</text:p>
          </table:table-cell>
        </table:table-row>
        <table:table-row table:style-name="ro2">
          <table:table-cell office:value-type="string">
            <text:p>3.0</text:p>
          </table:table-cell>
          <table:table-cell office:value-type="float" office:value="6">
            <text:p>6</text:p>
          </table:table-cell>
          <table:table-cell office:value-type="string">
            <text:p>3056.6</text:p>
          </table:table-cell>
          <table:table-cell office:value-type="string">
            <text:p>-2485.8</text:p>
          </table:table-cell>
          <table:table-cell office:value-type="string">
            <text:p>2301.0</text:p>
          </table:table-cell>
          <table:table-cell office:value-type="string">
            <text:p>885.533333333</text:p>
          </table:table-cell>
          <table:table-cell office:value-type="string">
            <text:p>-2485.8</text:p>
          </table:table-cell>
          <table:table-cell office:value-type="string">
            <text:p>1.22962426583</text:p>
          </table:table-cell>
        </table:table-row>
        <table:table-row table:style-name="ro2">
          <table:table-cell office:value-type="string">
            <text:p>2.7</text:p>
          </table:table-cell>
          <table:table-cell office:value-type="float" office:value="4">
            <text:p>4</text:p>
          </table:table-cell>
          <table:table-cell office:value-type="string">
            <text:p>608.6238</text:p>
          </table:table-cell>
          <table:table-cell office:value-type="string">
            <text:p>-504.4452</text:p>
          </table:table-cell>
          <table:table-cell office:value-type="string">
            <text:p>452.329</text:p>
          </table:table-cell>
          <table:table-cell office:value-type="string">
            <text:p>217.711288889</text:p>
          </table:table-cell>
          <table:table-cell office:value-type="string">
            <text:p>-504.4452</text:p>
          </table:table-cell>
          <table:table-cell office:value-type="string">
            <text:p>1.20652114442</text:p>
          </table:table-cell>
        </table:table-row>
        <table:table-row table:style-name="ro2">
          <table:table-cell office:value-type="string">
            <text:p>2.1</text:p>
          </table:table-cell>
          <table:table-cell office:value-type="float" office:value="5">
            <text:p>5</text:p>
          </table:table-cell>
          <table:table-cell office:value-type="string">
            <text:p>528.3376</text:p>
          </table:table-cell>
          <table:table-cell office:value-type="string">
            <text:p>-439.32396</text:p>
          </table:table-cell>
          <table:table-cell office:value-type="string">
            <text:p>373.5139</text:p>
          </table:table-cell>
          <table:table-cell office:value-type="string">
            <text:p>184.280946667</text:p>
          </table:table-cell>
          <table:table-cell office:value-type="string">
            <text:p>-439.32396</text:p>
          </table:table-cell>
          <table:table-cell office:value-type="string">
            <text:p>1.20261503607</text:p>
          </table:table-cell>
        </table:table-row>
        <table:table-row table:style-name="ro2">
          <table:table-cell office:value-type="string">
            <text:p>3.3</text:p>
          </table:table-cell>
          <table:table-cell office:value-type="float" office:value="6">
            <text:p>6</text:p>
          </table:table-cell>
          <table:table-cell office:value-type="string">
            <text:p>4591.021592</text:p>
          </table:table-cell>
          <table:table-cell office:value-type="string">
            <text:p>-3870.089448</text:p>
          </table:table-cell>
          <table:table-cell office:value-type="string">
            <text:p>3483.98565</text:p>
          </table:table-cell>
          <table:table-cell office:value-type="string">
            <text:p>1297.03998333</text:p>
          </table:table-cell>
          <table:table-cell office:value-type="string">
            <text:p>-3870.089448</text:p>
          </table:table-cell>
          <table:table-cell office:value-type="string">
            <text:p>1.18628307012</text:p>
          </table:table-cell>
        </table:table-row>
        <table:table-row table:style-name="ro2">
          <table:table-cell office:value-type="string">
            <text:p>3.0</text:p>
          </table:table-cell>
          <table:table-cell office:value-type="float" office:value="4">
            <text:p>4</text:p>
          </table:table-cell>
          <table:table-cell office:value-type="string">
            <text:p>736.2</text:p>
          </table:table-cell>
          <table:table-cell office:value-type="string">
            <text:p>-660.6</text:p>
          </table:table-cell>
          <table:table-cell office:value-type="string">
            <text:p>580.0</text:p>
          </table:table-cell>
          <table:table-cell office:value-type="string">
            <text:p>271.555555556</text:p>
          </table:table-cell>
          <table:table-cell office:value-type="string">
            <text:p>-660.6</text:p>
          </table:table-cell>
          <table:table-cell office:value-type="string">
            <text:p>1.11444141689</text:p>
          </table:table-cell>
        </table:table-row>
        <table:table-row table:style-name="ro2">
          <table:table-cell office:value-type="string">
            <text:p>3.3</text:p>
          </table:table-cell>
          <table:table-cell office:value-type="float" office:value="4">
            <text:p>4</text:p>
          </table:table-cell>
          <table:table-cell office:value-type="string">
            <text:p>880.5522</text:p>
          </table:table-cell>
          <table:table-cell office:value-type="string">
            <text:p>-846.4908</text:p>
          </table:table-cell>
          <table:table-cell office:value-type="string">
            <text:p>731.431</text:p>
          </table:table-cell>
          <table:table-cell office:value-type="string">
            <text:p>334.703822222</text:p>
          </table:table-cell>
          <table:table-cell office:value-type="string">
            <text:p>-846.4908</text:p>
          </table:table-cell>
          <table:table-cell office:value-type="string">
            <text:p>1.04023835817</text:p>
          </table:table-cell>
        </table:table-row>
        <table:table-row table:style-name="ro2">
          <table:table-cell office:value-type="string">
            <text:p>2.4</text:p>
          </table:table-cell>
          <table:table-cell office:value-type="float" office:value="5">
            <text:p>5</text:p>
          </table:table-cell>
          <table:table-cell office:value-type="string">
            <text:p>713.6656</text:p>
          </table:table-cell>
          <table:table-cell office:value-type="string">
            <text:p>-688.42656</text:p>
          </table:table-cell>
          <table:table-cell office:value-type="string">
            <text:p>565.4224</text:p>
          </table:table-cell>
          <table:table-cell office:value-type="string">
            <text:p>259.18368</text:p>
          </table:table-cell>
          <table:table-cell office:value-type="string">
            <text:p>-688.42656</text:p>
          </table:table-cell>
          <table:table-cell office:value-type="string">
            <text:p>1.03666192077</text:p>
          </table:table-cell>
        </table:table-row>
        <table:table-row table:style-name="ro2">
          <table:table-cell office:value-type="string">
            <text:p>2.7</text:p>
          </table:table-cell>
          <table:table-cell office:value-type="float" office:value="5">
            <text:p>5</text:p>
          </table:table-cell>
          <table:table-cell office:value-type="string">
            <text:p>953.8036</text:p>
          </table:table-cell>
          <table:table-cell office:value-type="string">
            <text:p>-1034.87316</text:p>
          </table:table-cell>
          <table:table-cell office:value-type="string">
            <text:p>829.6999</text:p>
          </table:table-cell>
          <table:table-cell office:value-type="string">
            <text:p>359.115613333</text:p>
          </table:table-cell>
          <table:table-cell office:value-type="string">
            <text:p>-1034.87316</text:p>
          </table:table-cell>
          <table:table-cell office:value-type="string">
            <text:p>0.921662322366</text:p>
          </table:table-cell>
        </table:table-row>
        <table:table-row table:style-name="ro2">
          <table:table-cell office:value-type="string">
            <text:p>3.0</text:p>
          </table:table-cell>
          <table:table-cell office:value-type="float" office:value="5">
            <text:p>5</text:p>
          </table:table-cell>
          <table:table-cell office:value-type="string">
            <text:p>1259.8</text:p>
          </table:table-cell>
          <table:table-cell office:value-type="string">
            <text:p>-1502.4</text:p>
          </table:table-cell>
          <table:table-cell office:value-type="string">
            <text:p>1183.0</text:p>
          </table:table-cell>
          <table:table-cell office:value-type="string">
            <text:p>489.466666667</text:p>
          </table:table-cell>
          <table:table-cell office:value-type="string">
            <text:p>-1502.4</text:p>
          </table:table-cell>
          <table:table-cell office:value-type="string">
            <text:p>0.838525026624</text:p>
          </table:table-cell>
        </table:table-row>
        <table:table-row table:style-name="ro2">
          <table:table-cell office:value-type="string">
            <text:p>3.3</text:p>
          </table:table-cell>
          <table:table-cell office:value-type="float" office:value="5">
            <text:p>5</text:p>
          </table:table-cell>
          <table:table-cell office:value-type="string">
            <text:p>1643.8696</text:p>
          </table:table-cell>
          <table:table-cell office:value-type="string">
            <text:p>-2117.38716</text:p>
          </table:table-cell>
          <table:table-cell office:value-type="string">
            <text:p>1643.7259</text:p>
          </table:table-cell>
          <table:table-cell office:value-type="string">
            <text:p>656.17108</text:p>
          </table:table-cell>
          <table:table-cell office:value-type="string">
            <text:p>-2117.38716</text:p>
          </table:table-cell>
          <table:table-cell office:value-type="string">
            <text:p>0.776367039082</text:p>
          </table:table-cell>
        </table:table-row>
      </table:table>
      <table:table table:name="Arkusz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Arkusz1.A1:Arkusz1.H41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text>'</number:text>
      <number:number number:decimal-places="0" number:min-integer-digits="5">
        <number:embedded-text number:position="4">.</number:embedded-text>
      </number:number>
    </number:number-style>
    <number:number-style style:name="N5116" number:language="en" number:country="US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4">04.03.2012</text:date>, <text:time>10:44:5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8T12:28:59.19</meta:creation-date>
    <meta:editing-duration>P14DT22H28M42S</meta:editing-duration>
    <meta:editing-cycles>2</meta:editing-cycles>
    <meta:generator>OpenOffice.org/3.3$Win32 OpenOffice.org_project/330m20$Build-9567</meta:generator>
    <meta:initial-creator>noname noname</meta:initial-creator>
    <dc:date>2012-03-04T10:44:57.93</dc:date>
    <dc:creator>noname noname</dc:creator>
    <meta:document-statistic meta:table-count="3" meta:cell-count="328" meta:object-count="0"/>
    <meta:user-defined meta:name="qrichtext">1</meta:user-defined>
  </office:meta>
</office:document-meta>
</file>